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34D10000217E83E3FDA3.svm"/>
  <manifest:file-entry manifest:media-type="" manifest:full-path="Pictures/2000000700003271000020C4E18F7FA1.svm"/>
  <manifest:file-entry manifest:media-type="" manifest:full-path="Pictures/20000007000031EC00001D26037B51C6.svm"/>
  <manifest:file-entry manifest:media-type="" manifest:full-path="Pictures/2000000700004DEF00001F37F3555489.svm"/>
  <manifest:file-entry manifest:media-type="" manifest:full-path="Pictures/20000007000030FE000018305E9C208A.svm"/>
  <manifest:file-entry manifest:media-type="" manifest:full-path="Pictures/2000000700003570000023A900EA8BCF.svm"/>
  <manifest:file-entry manifest:media-type="" manifest:full-path="Pictures/2000000700004DEF00001CF11D9BC739.svm"/>
  <manifest:file-entry manifest:media-type="" manifest:full-path="Pictures/20000007000027CB00001E99FFCDF7AE.svm"/>
  <manifest:file-entry manifest:media-type="" manifest:full-path="Pictures/2000000700002BB900001FF10D81065F.svm"/>
  <manifest:file-entry manifest:media-type="" manifest:full-path="Pictures/2000000700003C77000022379D82D6C1.svm"/>
  <manifest:file-entry manifest:media-type="" manifest:full-path="Pictures/200000070000355600001F528C5FE327.svm"/>
  <manifest:file-entry manifest:media-type="" manifest:full-path="Pictures/20000007000027CB00001B305FFECB21.svm"/>
  <manifest:file-entry manifest:media-type="" manifest:full-path="Pictures/200000070000353B0000190441A82D7E.svm"/>
  <manifest:file-entry manifest:media-type="" manifest:full-path="Pictures/20000007000027CB00001D0CEA8BD2C7.svm"/>
  <manifest:file-entry manifest:media-type="" manifest:full-path="Pictures/2000000700002F5700002B9ED0F56880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Kokila" svg:font-family="Kokila"/>
    <style:font-face style:name="Mangal1" svg:font-family="Mangal"/>
    <style:font-face style:name="Lucida Sans Unicode" svg:font-family="'Lucida Sans Unicode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text-properties fo:background-color="transparen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#ffff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k 11, Lecture 1: General Concepts &amp; Renal Tubule Function</text:p>
      <text:p text:style-name="Standard"><draw:frame draw:style-name="fr1" draw:name="graphics1" text:anchor-type="paragraph" svg:x="0.046cm" svg:y="0cm" svg:width="9.527cm" svg:height="5.218cm" draw:z-index="0"><draw:image xlink:href="Pictures/200000070000353B0000190441A82D7E.svm" xlink:type="simple" xlink:show="embed" xlink:actuate="onLoad"/></draw:frame>&gt; role of the kidney in maintaining acid-base balance. <text:line-break/>&gt; why acid-base balance matters – </text:p>
      <text:p text:style-name="Standard"><text:tab/>→ denaturation of proteins in both low pH and high pH; loss of protein activity entails loss <text:tab/><text:tab/>of enzymes, channels, transporters &amp; c.<text:line-break/>&gt; need to maintain the body pH <text:s/>within a very narrow bracket</text:p>
      <text:p text:style-name="Standard"><text:tab/>→ saw this earlier re: respiration <text:line-break/>&gt; acids are substances that donate protons and bases are substances that accept protons. <text:line-break/><text:tab/>→ our biological systems have very low amounts of free protons – we use a logarithmic <text:tab/><text:tab/>scale to describe how much we have, which is the pH<text:line-break/><text:tab/>→ pH measure the scale goes from 14 to 0; 0 is very acidic,7 is neutral, and 14 is very basic <text:line-break/><text:tab/>→ for the most part (i.e., not the stomach), the body's pH is between 7.35 and 7.45, &amp; we <text:tab/><text:tab/>usually refer to it as a pH of 7.4. <text:line-break/>&gt; two sources of change in pH as we go through our daily lives</text:p>
      <text:p text:style-name="Standard"><draw:frame draw:style-name="fr2" draw:name="graphics2" text:anchor-type="paragraph" svg:width="11.194cm" svg:height="8.177cm" draw:z-index="1"><draw:image xlink:href="Pictures/2000000700002BB900001FF10D81065F.svm" xlink:type="simple" xlink:show="embed" xlink:actuate="onLoad"/></draw:frame><text:line-break/><text:tab/>→ coming in from the diet – we have fatty acids, we have amino acids, we have sulfate we <text:tab/><text:tab/>have phosphoric acid as components of the food materials that we're bringing in<text:line-break/><text:tab/>→ second acid input that's occurring is generating CO2 &amp; water through aerobic <text:tab/><text:tab/><text:tab/><text:tab/>metabolism – technically CO2 is not an acid, but physiologists view CO2 as a <text:tab/><text:tab/><text:tab/>volatile acid and we'll talk a bit about that<text:tab/></text:p>
      <text:p text:style-name="Standard"><text:tab/>→ in anaerobic metabolism, we can generate lactic acids and ketoacids.</text:p>
      <text:p text:style-name="Standard">&gt; body is challenged to deal with this because the amount of acids that come in each day is usually <text:tab/>about 1 mEq per kilogram of body weight – if we have an individual who's 70 kg, there <text:tab/><text:tab/>could be as much as 70 mEq of acids being delivered to the body on a daily basis. <text:line-break/>&gt; first thing the body has to do is to buffer this material</text:p>
      <text:p text:style-name="Standard"><text:soft-page-break/><text:tab/>→ it does so by binding the free protons to intercellular proteins and in particular to <text:tab/><text:tab/><text:tab/>hemoglobin. <text:line-break/><text:tab/>→ in addition, it buffers it with the extra cellular buffering system, which is bicarbonate. <text:line-break/><text:tab/>→ the body still has to get rid of the acids, and it does so through ventilation – it uses the <text:tab/><text:tab/>lung to blow off CO2, as a way of releasing protons from the body. <text:line-break/><text:tab/><text:tab/>&gt;&gt; ventilation occurs within a few minutes, whereas the buffering system occurs <text:tab/><text:tab/><text:tab/>instantaneously, essentially within seconds. <text:line-break/>&gt; the kidney response is a little bit slower – regulating the acids by urine output <text:line-break/><text:tab/>→ kidney puts out the fixed acids, e.g., sulfuric acids &amp; phosphoric acids – acids that cannot <text:tab/><text:tab/>be released by breathing </text:p>
      <text:p text:style-name="Standard"><text:tab/>→ kidney also generates an ammonium ion that effectively traps the free protons in fixed <text:tab/><text:tab/>acid; once it's bound to either a phosphate group or sulfate group or to ammonia, then <text:tab/><text:tab/>it no longer adds to the pH &amp; it's removed then from the body. <text:line-break/>&gt; the kidney takes a few hours to reach balance – end result is that the plasma pH is about 7.4; the <text:tab/>urine can have a variable pH, but it also stays fairly neutral. <text:line-break/>&gt; important terms (recall from the respiratory system) </text:p>
      <text:p text:style-name="Standard"><draw:frame draw:style-name="fr1" draw:name="graphics3" text:anchor-type="paragraph" svg:x="0.021cm" svg:y="0cm" svg:width="10.134cm" svg:height="5.967cm" draw:z-index="2"><draw:image xlink:href="Pictures/20000007000031EC00001D26037B51C6.svm" xlink:type="simple" xlink:show="embed" xlink:actuate="onLoad"/></draw:frame><text:tab/>→ acidosis &amp; alkalosis = processes</text:p>
      <text:p text:style-name="Standard">&gt; activity of the lung</text:p>
      <text:p text:style-name="Standard"><text:tab/>→ ratio of bicarbonate to CO2 is what determines pH</text:p>
      <text:p text:style-name="Standard"><draw:frame draw:style-name="fr1" draw:name="graphics4" text:anchor-type="paragraph" svg:x="0.206cm" svg:y="0cm" svg:width="10.186cm" svg:height="6.96cm" draw:z-index="3"><draw:image xlink:href="Pictures/20000007000027CB00001B305FFECB21.svm" xlink:type="simple" xlink:show="embed" xlink:actuate="onLoad"/></draw:frame><text:tab/>→ as you increase the PaCO2, the partial pressure for CO2 within the blood, the blood is <text:tab/><text:tab/>becoming more acidic – opposite occurs if we decrease the amount of PaCO2 </text:p>
      <text:p text:style-name="Standard"><text:tab/>→ we can also change the other component of the carbonic anhydrase equation, bicarbonate <text:tab/><text:tab/>– if bicarbonate levels within the blood decrease, the situation becomes more acidic, <text:tab/><text:tab/>and if the bicarbonate in the blood is increasing, then our blood is becoming more <text:tab/><text:tab/>basic <text:line-break/><text:tab/>→ recall carbonic anhydrase equation, where we take CO2 and water and form carbonic <text:soft-page-break/><text:tab/><text:tab/>acid and then it will dissociate into a proton and bicarbonate – if we increase the <text:tab/><text:tab/><text:tab/>amount of CO2 and drive that off into the lung, that is we are removing it from the <text:tab/><text:tab/>body, then we pull the reaction to the left, and we are losing the proton. <text:line-break/><text:tab/><text:tab/>&gt;&gt; regulated by by the respiratory control center within the brain. <text:line-break/><text:tab/>→ if we have a drop in pH, a rise in circulating acids, that you will start to ventilate at a <text:tab/><text:tab/><text:tab/>faster rate<text:line-break/>&gt; role of the kidney is a little more complicated. <text:line-break/><text:tab/>→ first, the kidney needs to reclaim all of the filtered bicarbonate. <text:line-break/><text:tab/><text:tab/>&gt;&gt; as bicarbonate is coming across the filtration barrier within the glomerulus, it is <text:tab/><text:tab/><text:tab/>freely filtered in and the proton is freely filtered, so they will enter into the <text:tab/><text:tab/><text:tab/>renal tubule lumen, at the same concentration that they were at in the plasma<text:line-break/><text:tab/><text:tab/>&gt;&gt; the bicarbonate, and the proton then, is then within the filtrate, and on the blood <text:tab/><text:tab/><text:tab/>side, we want to move the bicarbonate back to the blood</text:p>
      <text:p text:style-name="Standard"><draw:frame draw:style-name="fr2" draw:name="graphics5" text:anchor-type="paragraph" svg:width="13.654cm" svg:height="8.019cm" draw:z-index="4"><draw:image xlink:href="Pictures/200000070000355600001F528C5FE327.svm" xlink:type="simple" xlink:show="embed" xlink:actuate="onLoad"/></draw:frame><text:line-break/><text:tab/><text:tab/>&gt;&gt; bicarbonate is not able to get across the proximal convoluted tubules – no <text:tab/><text:tab/><text:tab/><text:tab/>transporter for bicarbonate<text:line-break/><text:tab/><text:tab/>&gt;&gt; we can convert the bicarbonate and the proton into carbonic acid, and that will <text:tab/><text:tab/><text:tab/>then convert them into water and CO2 in the presence of carbonic anhydrase, <text:tab/><text:tab/><text:tab/>which is present on the lumenal surfaces of the PCT epithelial cells. <text:line-break/><text:tab/><text:tab/><text:tab/>→ water and the CO2 enter the cells, and the proton then is removed from the <text:tab/><text:tab/><text:tab/><text:tab/>cells and taken back into the lumen of the tubule, with a proton <text:line-break/><text:tab/><text:tab/><text:tab/><text:tab/>ATPase and it's also done in a co-transporter, an antiporter with with <text:line-break/><text:tab/><text:tab/><text:tab/><text:tab/>sodium – so sodium enters the cell and the proton goes back out into <text:tab/><text:tab/><text:tab/><text:tab/>the lumen of the tubule <text:line-break/><text:tab/><text:tab/>&gt;&gt; bicarbonate which was filtere is now on the inside of the cell, and it leaves the <text:tab/><text:tab/><text:tab/>cell at the basal surface via an antiporter where chloride enters the cell, the <text:line-break/><text:tab/><text:tab/><text:tab/>bicarbonate leaves the cell and then can enter into the blood. <text:line-break/><text:tab/><text:tab/><text:tab/>→ circuitous route for reabsorption of the bicarbonate, where we have to first <text:tab/><text:tab/><text:tab/><text:tab/>convert it to water and CO2 and then reconvert it to bicarbonate and <text:line-break/><text:tab/><text:tab/><text:tab/><text:tab/>a proton once we're inside the cells. <text:line-break/><text:tab/><text:tab/>&gt;&gt; absorption of filtered bicarbonate in the PCT takes up the majority of the <text:line-break/><text:tab/><text:tab/><text:tab/>bicarbonate within the filtrate – ~70-80% in a process that requires carbonic <text:tab/><text:tab/><text:tab/>anhydrase activity<text:line-break/>&gt; intercalated cells in distal convoluted tubule &amp; collecting duct also work to balance pH </text:p>
      <text:p text:style-name="Standard"><draw:frame draw:style-name="fr3" draw:name="graphics6" text:anchor-type="paragraph" svg:width="17cm" svg:height="6.311cm" draw:z-index="5"><draw:image xlink:href="Pictures/2000000700004DEF00001CF11D9BC739.svm" xlink:type="simple" xlink:show="embed" xlink:actuate="onLoad"/></draw:frame><text:soft-page-break/></text:p>
      <text:p text:style-name="Standard"><text:tab/>→ later in the tubules, in a separate region in the DCT and CD, we have a set of cells called <text:tab/> <text:tab/>intercalated cells<text:line-break/><text:tab/><text:tab/>&gt;&gt; interspersed among the principal cells, compared to which they're fewer in <text:line-break/><text:tab/><text:tab/><text:tab/>number </text:p>
      <text:p text:style-name="Standard"><text:tab/><text:tab/>&gt;&gt; two types of intercalated cells – the A cell and the B cell. <text:line-break/><text:tab/>→ the A cell secretes the proton, and we will end up with an acidic urine<text:line-break/><text:tab/>→ the B cells secretes bicorbonate, and we will end up with a basic urine. <text:line-break/>&gt; diagram of A cell above </text:p>
      <text:p text:style-name="Standard"><text:tab/>→ bicarbonate and the proton are delivered from the filtrate into this distal region of the <text:tab/><text:tab/>tubules<text:line-break/><text:tab/>→ here, we will generate carbonic acid – carbonic acid in the presence of carbonic <text:tab/><text:tab/><text:tab/>anhydrase will then make water and CO2. <text:line-break/><text:tab/>→ water &amp; CO2 can enter into these cells, which are impermeable to bicarbonate directly</text:p>
      <text:p text:style-name="Standard"><text:tab/>→ once they're inside the cells, then we can regenerate the bicarbonate with carbonic <text:tab/><text:tab/><text:tab/>anhydrase <text:line-break/><text:tab/>→ this bicarbonate then can move across the basal surface of the cells and enter into the <text:tab/><text:tab/>blood, and chloride enters into the cell. <text:line-break/><text:tab/><text:tab/>&gt;&gt; we use an antiporter to move the bicarbonate out of the cells and into the blood, <text:tab/><text:tab/><text:tab/>in an exactly analogous manner to what we had done in the PCT </text:p>
      <text:p text:style-name="Standard"><text:tab/><text:tab/>&gt;&gt; in the PCT, we removed 70-80% of the bicarbonate in the filtrate; here we're <text:tab/><text:tab/><text:tab/><text:tab/>removing the other 30-20% of the filtered bicarb. <text:line-break/><text:tab/>→ proton has multiple exit sites from these cells. <text:line-break/><text:tab/><text:tab/>&gt;&gt; proton ATPase,which is a pump that simply moves protons out of the cell (blue <text:tab/><text:tab/><text:tab/>above)<text:line-break/><text:tab/><text:tab/>&gt;&gt; also have a proton exchange in which the proton will leave and sodium will enter <text:tab/><text:tab/><text:tab/>and that's analogous to what we had in the PCT (red above)</text:p>
      <text:p text:style-name="Standard"><text:tab/><text:tab/>&gt;&gt; in this region there's also an ATPase which moves protons out of the cell and a <text:line-break/><text:tab/><text:tab/><text:tab/>potassium enters the cell. (green above)<text:line-break/><text:tab/>→ that means that when we have an acidic condition and we want to be moving protons out <text:tab/><text:tab/>of the body, we're going to be losing protons into the urine, but we're moving the <text:line-break/><text:tab/><text:tab/>bicarbonate back into the blood <text:line-break/><text:tab/><text:tab/>&gt;&gt; under these conditions then, we will change the proton balance, and we will <text:tab/><text:tab/><text:tab/><text:tab/>be moving potassium into the cells, and then eventually potassium will exit <text:tab/><text:tab/><text:tab/>the cells down the leak channel and enter into the blood<text:line-break/><text:tab/><text:tab/>&gt;&gt; acidic urine, and we have an acid condition within the body, then we will have an <text:tab/><text:tab/><text:tab/>increase in the potassium concentration within the plasma. <text:line-break/><text:tab/><text:tab/><text:tab/>→ that increase in the potassium concentration then can lead to hyperkalemia. <text:line-break/><text:soft-page-break/>&gt; the type B cells sits right next to the type A cells. <text:line-break/><text:tab/>→ if the situation for the body is that the body has a very high basic pH and it wants to get <text:tab/><text:tab/>rid of bicarbonate, then the type A cell's not active, but the type B cell is – a kind of <text:s/><text:tab/><text:tab/>mirror image of the type A cell, if you took the type A cell and you simply flipped it <text:tab/><text:tab/>over, and you had then your your bicarbonate chloride antiporters on the lumenal <text:tab/><text:tab/>surface of these cells. <text:line-break/><text:tab/>→ under these conditions, we are secreting the bicarbonate into the lumen of the tubule, and <text:tab/><text:tab/>we're moving the proton then into the cell and eventually into the blood. <text:line-break/><text:tab/>→ in the type B cell under these conditions, we would not have a rise in blood potassium – <text:tab/><text:tab/>instead there will be a decrease in blood potassium, hypokalemia </text:p>
      <text:p text:style-name="Standard">&gt; key concepts</text:p>
      <text:p text:style-name="Standard"><draw:frame draw:style-name="fr1" draw:name="graphics7" text:anchor-type="paragraph" svg:x="0.021cm" svg:y="0cm" svg:width="11.827cm" svg:height="6.412cm" draw:z-index="6"><draw:image xlink:href="Pictures/20000007000034D10000217E83E3FDA3.svm" xlink:type="simple" xlink:show="embed" xlink:actuate="onLoad"/></draw:frame></text:p>
      <text:p text:style-name="Standard"><text:tab/>→ kidneys along with the lungs are going to maintain the body's pH by regulating the <text:line-break/><text:tab/><text:tab/>bicarbonate CO2 buffer system. <text:line-break/><text:tab/><text:tab/>&gt;&gt; the lungs will exert an immediate effect, this is within a few minutes, by <text:line-break/><text:tab/><text:tab/><text:tab/>controlling the PaCO2. <text:line-break/><text:tab/><text:tab/>&gt;&gt;the kidneys have a slower effect by controlling the bicarbonate in the proton <text:line-break/><text:tab/><text:tab/><text:tab/>concentration. <text:line-break/>&gt; alkalosis = kidney excreting the bicarbonate; does the reverse when we have an acid condition – if <text:tab/>we have too many protons, we're going to excrete the protons into the urine, and we're going <text:tab/>to be moving bicarbonate back into the blood. <text:line-break/>&gt; kidneys reabsorb the filtered bicarb in the PCT to move all of of our buffering system back into <text:tab/>the blood because it would be very expensive to the body to lose all of that bicarbonate – it <text:tab/>needs it for immediate neutralization of the protons</text:p>
      <text:p text:style-name="Standard"/>
      <text:p text:style-name="P1">In-Video Quiz – Week 11: Acid-Base Balance - General Concepts &amp; Renal Tubule function</text:p>
      <text:p text:style-name="Standard">1. The major extracellular bufer in the body is:</text:p>
      <text:p text:style-name="Standard">A. hemoglobin</text:p>
      <text:p text:style-name="P2">B. bicarbonate</text:p>
      <text:p text:style-name="Standard">C.carbon dioxide</text:p>
      <text:p text:style-name="Standard">D. sodium</text:p>
      <text:p text:style-name="Standard"/>
      <text:p text:style-name="Standard">2. The dominant site for reabsorption of bicarbonate in the renal tubule is the:</text:p>
      <text:p text:style-name="P2"><text:s/>A. Proximal convoluted tubule</text:p>
      <text:p text:style-name="Standard">B. Thin loop of Henle</text:p>
      <text:p text:style-name="Standard">C. Thick ascending loop of Henle</text:p>
      <text:p text:style-name="Standard">D. Collecting duct</text:p>
      <text:p text:style-name="Standard"/>
      <text:p text:style-name="Standard">3. In the peritubular capillary of the kidney, reabsorption occurs because:</text:p>
      <text:p text:style-name="Standard"><text:soft-page-break/><text:s/>A. the oncotic pressure is less than the hydrostatic pressure.</text:p>
      <text:p text:style-name="Standard"><text:s/>B. the oncotic pressure equals the hydrostatic pressure. </text:p>
      <text:p text:style-name="Standard"><text:span text:style-name="T1">C. the oncotic pressure is greater than the hydrostatic pressure.</text:span></text:p>
      <text:p text:style-name="Standard"/>
      <text:p text:style-name="P1">Lecture 2: Balance, Disturbances, &amp; Analysis</text:p>
      <text:p text:style-name="Standard"><draw:frame draw:style-name="fr1" draw:name="graphics8" text:anchor-type="paragraph" svg:x="-0.072cm" svg:y="0cm" svg:width="11.047cm" svg:height="4.743cm" draw:z-index="7"><draw:image xlink:href="Pictures/20000007000030FE000018305E9C208A.svm" xlink:type="simple" xlink:show="embed" xlink:actuate="onLoad"/></draw:frame>&gt; again, why are we worrying about mass balance and pH? <text:line-break/><text:tab/>→ a net intake of acids from the diet, and the generation of acids from metabolism</text:p>
      <text:p text:style-name="Standard"><text:tab/>→ body's responses = buffering, change in ventilation, change in amount of protons or <text:tab/><text:tab/><text:tab/>bicarb lost in urine a</text:p>
      <text:p text:style-name="Standard"><text:tab/>→ buffering these protons immediately by binding to proteins – specifically hemoglobin; as <text:tab/><text:tab/>soon as the protons are generated, they move into the cells and they bind to proteins <text:tab/><text:tab/>within the cells, so this is an immediate protection. <text:line-break/><text:tab/>→ change in (minute) ventilation – this will occur within minutes; if the lung needs to <text:tab/><text:tab/><text:tab/>remove the acid, then it will increase the the ventilation rate and so they'll blow off <text:tab/><text:tab/>the CO2 and by blowing off the CO2, we lose acid from the body. <text:line-break/><text:tab/>→ change the amount of bicarbonate and protons lost into the urine – job of the kidney &amp; <text:tab/><text:tab/>can take hours<text:line-break/>&gt; kidney moves all of the filtered bicarbonate, or the majority of it, back into the body through the <text:tab/>PCT</text:p>
      <text:p text:style-name="Standard"><text:tab/>→ in the distal CD and in the DCT, it can use this last 10% of the filtered bicarbonate to <text:tab/><text:tab/>adjust the pH of the blood<text:line-break/>&gt; as you go through your day and you're breathing, you're blowing off CO2 &amp; you are losing <text:line-break/><text:tab/>bicarbonate from the body. <text:line-break/><text:tab/>→ job of the kidney then is to replenish this lost bicarbonate – reabsorption is simply not <text:line-break/><text:tab/><text:tab/>sufficient. <text:line-break/><text:tab/>→ kidney makes new bicarbonate in two different places and does it by two different <text:tab/><text:tab/><text:tab/>mechanisms</text:p>
      <text:p text:style-name="Standard">&gt; first – it makes the ammonium ion in the PCT</text:p>
      <text:p text:style-name="Standard"><draw:frame draw:style-name="fr4" draw:name="graphics9" text:anchor-type="paragraph" svg:width="17cm" svg:height="6.807cm" draw:z-index="8"><draw:image xlink:href="Pictures/2000000700004DEF00001F37F3555489.svm" xlink:type="simple" xlink:show="embed" xlink:actuate="onLoad"/></draw:frame><text:line-break/><text:soft-page-break/><text:tab/>→ here we have glutamine, an AA which is freely filtered &amp; enters via the filtrate; it also <text:line-break/><text:tab/><text:tab/>enters into these cells from the blood (the peritubular capillary) <text:line-break/><text:tab/><text:tab/>&gt;&gt; enters either by facilitated diffusion coming in from the blood or via a symporter <text:line-break/><text:tab/><text:tab/><text:tab/>with sodium. <text:line-break/><text:tab/>→ once the glutamine is within the cells of the PCT, the amine group is removed from them <text:tab/><text:tab/>and that then becomes NH4+, the ammonium ion<text:line-break/><text:tab/>→ the ammonium ion is extruded from the cells using an antiporter when sodium enters the <text:tab/><text:tab/>cell<text:line-break/><text:tab/>→ in addition to making the ammonium ion we also are making bicarbonate – this is new <text:line-break/><text:tab/><text:tab/>bicarbonate, which then is extruded from the cells using the chloride-bicarbonate <text:tab/><text:tab/>antiporter. <text:line-break/><text:tab/>→ the ammonia that's been generated by these cells now enters into the renal tubule, and the <text:tab/><text:tab/>ammonium ion is not able to go across the epithelial of the renal tubules<text:line-break/><text:tab/><text:tab/>&gt;&gt; ammonium ion is delivered to the TAL where it can move across the cells and <text:tab/><text:tab/><text:tab/>and enter into the interstitial space. <text:line-break/><text:tab/>→ once it enters into the interstitial space, it's converted from NH4+ to NH3, to ammonium, <text:tab/><text:tab/>which can move across the CDe pithelial cells &amp; so it can enter the lumen of the CD <text:tab/>→ once it's within the lumen of the CD, that NH3 combines with a free proton that's present <text:line-break/><text:tab/><text:tab/>within the filtrate in this region and it then reforms NH4+ and it traps that proton, so <text:tab/><text:tab/>that it is no longer decreasing the pH in this region<text:line-break/><text:tab/>→ ammonium ion is excreted into the urine, and this is and this is one of the ways that we <text:tab/><text:tab/>can lose a proton from the body, and at the same time, we generate a new bicarb. <text:line-break/>&gt; if the kidney is not working correctly, if for some reason the CD is not working then what <text:line-break/><text:tab/>happens is that this NH4+ that's present in the TAL can become NH3 and then it can enter <text:tab/>into the blood and is delivered to the liver, where <text:s/>it's converted to urium – the liver then <text:line-break/><text:tab/>is generating what's called BUN or blood urea nitrogen. <text:line-break/><text:tab/>→ rise in BUN is a hallmark of a sick kidney, or kidneys whose CD doesn't work correctly </text:p>
      <text:p text:style-name="Standard">&gt; second way that the kidney can make new bicarb is in the DCT and CD <text:s/>– excrete fixed acids &amp; <text:tab/>make new HCO3- </text:p>
      <text:p text:style-name="Standard"><draw:frame draw:style-name="fr1" draw:name="graphics10" text:anchor-type="paragraph" svg:x="-0.005cm" svg:y="0cm" svg:width="10.186cm" svg:height="7.833cm" draw:z-index="9"><draw:image xlink:href="Pictures/20000007000027CB00001E99FFCDF7AE.svm" xlink:type="simple" xlink:show="embed" xlink:actuate="onLoad"/></draw:frame><text:tab/>→ here it's using the fixed acids it's excreting – the sulfates, the phosphates, &amp; c. that came <text:tab/><text:tab/>in from the diet &amp; couldn't be excreted through through the respiratory system<text:line-break/><text:tab/>→ peritubular capillary surrounding these cells as well – delivering to these cells CO2 <text:line-break/><text:tab/><text:tab/>from the blood and the CO2 can enter the cell; in the presence of carbonic anhydrase, <text:tab/><text:tab/>we can generate new bicarbonate. <text:line-break/><text:tab/>→ new bicarbonate is then delivered to the blood using our chloride-bicarbonate <text:line-break/><text:tab/><text:tab/>antiporter on the basal surfaces of these cells. <text:line-break/><text:soft-page-break/><text:tab/>→ the proton is going to be extruded into the lumen of the tubule in this region. <text:line-break/><text:tab/>→ once in the tubule, that free proton can now bind to the phosphate or the sulfate and so <text:tab/><text:tab/>forth – once it's bound, it's no longer contributing to pH, so we trap then this proton <text:tab/><text:tab/>and it is <text:line-break/><text:tab/><text:tab/>excreted in the urine</text:p>
      <text:p text:style-name="Standard"><text:tab/>→ CD principal cells trap H+ as fixed acids &amp; generate new HCO3- to increase blood pH<text:line-break/>&gt; one more way to move the free proton that we've generated out of these cells – the proton <text:line-break/><text:tab/>potassium ATPase, via which the proton can leave the cells and move into the lumen, get <text:tab/>trapped by the titratable acid, and in exchange we have our potassium ion then that can <text:tab/><text:tab/>move into the cells<text:line-break/>&gt; mass balance for net acid excretion</text:p>
      <text:p text:style-name="Standard"><draw:frame draw:style-name="fr1" draw:name="graphics11" text:anchor-type="paragraph" svg:x="0.286cm" svg:y="0cm" svg:width="10.186cm" svg:height="7.437cm" draw:z-index="10"><draw:image xlink:href="Pictures/20000007000027CB00001D0CEA8BD2C7.svm" xlink:type="simple" xlink:show="embed" xlink:actuate="onLoad"/></draw:frame><text:tab/>→ we want to balance the amount of acid input with the amount of acid output. <text:line-break/><text:tab/>→ e.g., <text:s/>acid input for a 70-kg individual is about 70 mEq per day, from diet and <text:tab/><text:tab/><text:tab/><text:tab/>metabolism; acid output – urine has a pH of about 7.4 – so it's ~40 nano-equivalents <text:tab/><text:tab/>per day – putting out very small amounts of free free protons<text:line-break/><text:tab/><text:tab/>&gt;&gt; fixed acids, up to the amount of 34 mEq per day</text:p>
      <text:p text:style-name="Standard"><text:tab/><text:tab/>&gt;&gt; ammonium ions, ~ 35 mEq per day. <text:line-break/><text:tab/><text:tab/>&gt;&gt; this adds to 69 mEq (~70) per day. <text:line-break/><text:tab/><text:tab/>&gt;&gt; thus free protons within the urine are negligible.<text:line-break/><text:tab/>→ under normal conditions, the amount of bicarbonate lost from the body is 0 (for equation <text:tab/><text:tab/>above)<text:line-break/>&gt; acid-base disturbances</text:p>
      <text:p text:style-name="Standard"><text:tab/>→ e.g., vomiting = losing acid from the body; if you're vomiting for several days, then it can <text:tab/><text:tab/>affect the pH of the body – you're losing protons, and so the blood then becomes <text:tab/><text:tab/><text:tab/>more alkaline (higher pH)</text:p>
      <text:p text:style-name="Standard"><text:tab/>→ acid-base disturbances can be categorized on the basis of the primary disorder</text:p>
      <text:p text:style-name="Standard"><draw:frame draw:style-name="fr5" draw:name="graphics12" text:anchor-type="paragraph" svg:width="12.913cm" svg:height="8.387cm" draw:z-index="11"><draw:image xlink:href="Pictures/2000000700003271000020C4E18F7FA1.svm" xlink:type="simple" xlink:show="embed" xlink:actuate="onLoad"/></draw:frame><text:soft-page-break/><text:tab/>→ metabolic acidosis = retaining our protons &amp; decreasing the blood pH due to an <text:tab/><text:tab/><text:tab/>inadequate amount of bicarbonate. <text:line-break/><text:tab/><text:tab/>&gt;&gt; in compensation, the lung is going to try to blow off the PaCO2 &amp; so we are <text:tab/><text:tab/><text:tab/><text:tab/>going to decrease the PaCO2<text:line-break/><text:tab/>→ in contrast to respiratory acidosis. <text:line-break/><text:tab/><text:tab/>&gt;&gt; again, the blood pH decreases because we have an acid condition. <text:line-break/><text:tab/><text:tab/>&gt;&gt; but here it's due to retaining the CO2 within the blood, so the arterial blood then <text:tab/><text:tab/><text:tab/>has a higher CO2 &amp; by increasing that we then become acidic. <text:line-break/><text:tab/><text:tab/>&gt;&gt; the cause then is a decrease in ventilation – it is the cause, it is not the <text:tab/><text:tab/><text:tab/><text:tab/><text:tab/>compensation<text:line-break/><text:tab/>→ can differentiate between a respiratory acidosis and a metabolic acidosis by the amount of <text:tab/><text:tab/>PaCO2 within the blood. <text:line-break/><text:tab/><text:tab/>&gt;&gt; if the PaCO2 is higher than normal, then it's a <text:span text:style-name="T5">respiratory acidosis</text:span>; we're holding <text:tab/><text:tab/><text:tab/>the CO2 &amp; ventilation is inadequate<text:line-break/><text:tab/><text:tab/>&gt;&gt; if the PaCO2 is low, lower than normal, then we're trying to blow off the CO2, <text:line-break/><text:tab/><text:tab/><text:tab/>and we're trying to balance trying to compensate for a<text:span text:style-name="T4"> metabolic acidosis</text:span><text:line-break/>&gt; CO2 levels in the arterial system – PaCO2 = 40 mmHg<text:line-break/>&gt; bicarbonate = 24 mEq/L – concentration of bicarbonate in the blood under normal conditions </text:p>
      <text:p text:style-name="Standard">&gt; how to analyze these acid-base disorders </text:p>
      <text:p text:style-name="Standard"><draw:frame draw:style-name="fr1" draw:name="graphics13" text:anchor-type="paragraph" svg:x="0.048cm" svg:y="0.367cm" svg:width="13.626cm" svg:height="6.459cm" draw:z-index="12"><draw:image xlink:href="Pictures/2000000700003C77000022379D82D6C1.svm" xlink:type="simple" xlink:show="embed" xlink:actuate="onLoad"/></draw:frame><text:tab/>→ a review of what was discovered for the respiratory <text:line-break/>&gt; what is the pH of the arterial blood? <text:line-break/><text:soft-page-break/><text:tab/>→ this determines the state – normal state = pH of 7.4; acidemia = pH &lt; 7.35; alkalemia = <text:tab/><text:tab/>pH &gt; 7.45</text:p>
      <text:p text:style-name="Standard">&gt; is the underlying cause metabolic or is it respiratory, and is it an acidosis or an alkalosis? <text:line-break/><text:tab/>→ in this particular class we're not going to deal with mixed, but this would be an individual <text:tab/><text:tab/>who, for example, is, retaining CO2 because he has emphysema, so he's not <text:tab/><text:tab/><text:tab/>ventilating his CO2 adequately, and at the same time he's vomiting, so he's losing <text:tab/><text:tab/>protons, and as a result of the two influences, he could have a neutral pH – even <text:tab/><text:tab/><text:tab/>though he's got two different disorders going on. <text:line-break/><text:tab/>→ examine the amount of bicarbonate to see whether or not it's normal (24 mEq/L) &amp; do the <text:tab/><text:tab/>same for PaCO2 (40 mmHg)<text:tab/><text:tab/></text:p>
      <text:p text:style-name="Standard"><text:tab/><text:tab/>&gt;&gt; compensation is never going to bring you back to an exact pH of 7.4, so pH is <text:tab/><text:tab/><text:tab/>always going to reflect the disorder so you'll bring it back close <text:line-break/>&gt; what is the compensation? <text:line-break/><text:tab/>→ in the metabolic disorders, the compensation is a change in the PaCO2 – the ventilation <text:tab/><text:tab/>rate is going to change; we'll either be blowing off our CO2 because we have an acid <text:tab/><text:tab/>condition or we're holding our CO2 because we have a basic condition. <text:line-break/><text:tab/>→ in respiratory disorders then, compensation's going to be in our bicarb, in the CD the <text:line-break/><text:tab/><text:tab/>intercalated cells are going to be moving bicarbonate</text:p>
      <text:p text:style-name="Standard"><text:tab/><text:tab/>&gt;&gt; if we have an acidosis, then type A cells are going to be trying to move bicarb <text:tab/><text:tab/><text:tab/>back into the blood – type A cell working to make acidic urine, getting rid of <text:tab/><text:tab/><text:tab/>protons. <text:line-break/><text:tab/><text:tab/>&gt;&gt; if we have an alkalosis, or alkaline condition, then we want to be secreting the <text:tab/><text:tab/><text:tab/>bicarbonate into the urine, and we'll be bringing protons into the blood – B <text:tab/><text:tab/><text:tab/>cells<text:line-break/>&gt; case example</text:p>
      <text:p text:style-name="Standard"><draw:frame draw:style-name="fr1" draw:name="graphics14" text:anchor-type="paragraph" svg:x="0.226cm" svg:y="0cm" svg:width="9.301cm" svg:height="7.392cm" draw:z-index="13"><draw:image xlink:href="Pictures/2000000700002F5700002B9ED0F56880.svm" xlink:type="simple" xlink:show="embed" xlink:actuate="onLoad"/></draw:frame><text:tab/>→ to determine acid-base status, the first thing we look at is pH – pH is 7.3, so that's less <text:tab/><text:tab/>than 7.4 &amp; that means that she has acidemia. <text:line-break/><text:tab/>→ second question is what's the underlying process – if she has acidemia, we can <text:tab/><text:tab/><text:tab/>immediately rule out alkalosis; whether it's metabolic or respiratory, alkalosis doesn't <text:tab/><text:tab/>apply<text:line-break/><text:tab/>→ so now you have to decide whether the cause is respiratory or metabolic </text:p>
      <text:p text:style-name="Standard"><text:tab/><text:tab/>&gt;&gt; if you look at the PaCO2, it's 33 mmHg, which is below normal – low PaCO2 <text:tab/><text:tab/><text:tab/>means that it cannot be the lung that is the problem. <text:line-break/><text:tab/><text:tab/>&gt;&gt; the lung is trying to compensate – the lung is blowing off as much CO2 as it can <text:tab/><text:tab/><text:tab/>to try to correct for the pH (see p9 above)<text:line-break/><text:tab/>→ underlying cause thus has to be metabolic acidosis, which does correlate with severe <text:tab/><text:tab/><text:tab/>diarrhea, in which we're losing bicarbonate from the body <text:line-break/><text:soft-page-break/>&gt; key concepts</text:p>
      <text:p text:style-name="Standard"><draw:frame draw:style-name="fr5" draw:name="graphics15" text:anchor-type="paragraph" svg:width="13.681cm" svg:height="9.128cm" draw:z-index="14"><draw:image xlink:href="Pictures/2000000700003570000023A900EA8BCF.svm" xlink:type="simple" xlink:show="embed" xlink:actuate="onLoad"/></draw:frame><text:line-break/><text:span text:style-name="T6">In-Video Quiz: Week 11: Acid-Base - Balance, Disturbances &amp; Analysis</text:span></text:p>
      <text:p text:style-name="Standard">1. <text:s/>Predict the effect that two days of vomiting would have on the pH of the blood.</text:p>
      <text:p text:style-name="P2">A. increase<office:annotation><dc:creator>Unknown Author</dc:creator><dc:date>2013-05-09T15:30:05.67</dc:date><text:p text:style-name="P4"><text:span text:style-name="T7">Loss of protons = overall decrease in pH</text:span></text:p></office:annotation></text:p>
      <text:p text:style-name="Standard">B. decrease</text:p>
      <text:p text:style-name="Standard">C. unchanged</text:p>
      <text:p text:style-name="Standard"/>
      <text:p text:style-name="Standard">2. Will two days of vomiting change minute ventilation?</text:p>
      <text:p text:style-name="Standard">A. No change in minute ventilation</text:p>
      <text:p text:style-name="Standard">B. Yes, increases minute ventilation</text:p>
      <text:p text:style-name="P2">C. Yes, decreases minute ventilation rate<office:annotation><dc:creator>Unknown Author</dc:creator><dc:date>2013-05-09T15:29:47.16</dc:date><text:p text:style-name="P4"><text:span text:style-name="T7">To retain CO2 &amp; thereby increase acidity</text:span></text:p></office:annotation></text:p>
      <text:p text:style-name="Standard"/>
      <text:p text:style-name="Standard">3. Predict how the kidney will respond to two days of vomiting.</text:p>
      <text:p text:style-name="Standard">A. decreased reabsorption of protons</text:p>
      <text:p text:style-name="P2">B. increased reabsorption of protons<office:annotation><dc:creator>Unknown Author</dc:creator><dc:date>2013-05-09T15:29:37.94</dc:date><text:p text:style-name="P4"><text:span text:style-name="T7">To increase acidity</text:span></text:p></office:annotation></text:p>
      <text:p text:style-name="Standard">C. no change in either secretion or reabsorption of protons</text:p>
      <text:p text:style-name="Standard"/>
      <text:p text:style-name="Standard">4. Mrs. R’s blood work up showed the following:</text:p>
      <text:p text:style-name="Standard"/>
      <text:p text:style-name="Standard">PaO2 <text:s/>80 mmHg (100 mm Hg, normal)</text:p>
      <text:p text:style-name="Standard">PaCO2 <text:s/>60 mmHg (40 mmHg, normal)</text:p>
      <text:p text:style-name="Standard">pH <text:s/>7.25 </text:p>
      <text:p text:style-name="Standard"/>
      <text:p text:style-name="Standard">To compensate for her condition, the distal renal tubule would increase the:</text:p>
      <text:p text:style-name="P3">A. excretion of bicarbonate</text:p>
      <text:p text:style-name="P2">B. excretion of protons<office:annotation><dc:creator>Unknown Author</dc:creator><dc:date>2013-05-09T15:29:13.48</dc:date><text:p text:style-name="P4"><text:span text:style-name="T7">PH is too low (too acid), so need to get rid of protons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Kokila" svg:font-family="Kokila"/>
    <style:font-face style:name="Mangal1" svg:font-family="Mangal"/>
    <style:font-face style:name="Lucida Sans Unicode" svg:font-family="'Lucida Sans Unicode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6T08:17:06.22</meta:creation-date>
    <dc:date>2013-05-09T15:30:18.03</dc:date>
    <meta:editing-duration>PT4H21M42S</meta:editing-duration>
    <meta:editing-cycles>23</meta:editing-cycles>
    <meta:generator>OpenOffice.org/3.4.1$Win32 OpenOffice.org_project/341m1$Build-9593</meta:generator>
    <meta:document-statistic meta:table-count="0" meta:image-count="15" meta:object-count="0" meta:page-count="11" meta:paragraph-count="80" meta:word-count="3746" meta:character-count="20822"/>
  </office:meta>
</office:document-meta>
</file>